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RODRIGUEZ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777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LON CORREA, FIORELA CHRISTI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7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5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84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67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7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.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AVIPOLLO 58 - MARIA CARRASCO 26 DE TRU - LIM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1:33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